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6.5043in" svg:y="0.7846in">
            <draw:object draw:notify-on-update-of-ranges="Sheet1.A8:Sheet1.A439 Sheet1.B8:Sheet1.B439 Sheet1.A441:Sheet1.A448 Sheet1.B441:Sheet1.B4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WIMM_Trials.derivitive_graph_1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ways per Point: 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eps per Pathway: 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 Policy: [-1590, 20, 0]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P1/dObj</text:p>
          </table:table-cell>
          <table:table-cell office:value-type="string" calcext:value-type="string">
            <text:p>dP2/dObj</text:p>
          </table:table-cell>
          <table:table-cell office:value-type="string" calcext:value-type="string">
            <text:p>P1_STATUS</text:p>
          </table:table-cell>
          <table:table-cell office:value-type="string" calcext:value-type="string">
            <text:p>P2_STAT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400" calcext:value-type="float">
            <text:p>-24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821.01978729" calcext:value-type="float">
            <text:p>2821.019787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00" calcext:value-type="float">
            <text:p>-23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872.67496217" calcext:value-type="float">
            <text:p>3872.674962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200" calcext:value-type="float">
            <text:p>-22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982.03649891" calcext:value-type="float">
            <text:p>2982.036498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100" calcext:value-type="float">
            <text:p>-21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382.79219847" calcext:value-type="float">
            <text:p>3382.792198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000" calcext:value-type="float">
            <text:p>-20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168.99208359" calcext:value-type="float">
            <text:p>6168.992083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00" calcext:value-type="float">
            <text:p>-19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828.85359479" calcext:value-type="float">
            <text:p>4828.853594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00" calcext:value-type="float">
            <text:p>-18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542.32161185" calcext:value-type="float">
            <text:p>5542.321611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00" calcext:value-type="float">
            <text:p>-17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5460.48011239" calcext:value-type="float">
            <text:p>5460.480112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00" calcext:value-type="float">
            <text:p>-1600</text:p>
          </table:table-cell>
          <table:table-cell office:value-type="float" office:value="180.548340288" calcext:value-type="float">
            <text:p>180.548340288</text:p>
          </table:table-cell>
          <table:table-cell office:value-type="float" office:value="7851.31976929" calcext:value-type="float">
            <text:p>7851.319769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00" calcext:value-type="float">
            <text:p>-15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709.73173053" calcext:value-type="float">
            <text:p>5709.731730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400" calcext:value-type="float">
            <text:p>-14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735.77774462" calcext:value-type="float">
            <text:p>3735.777744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00" calcext:value-type="float">
            <text:p>-13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6411.66463939" calcext:value-type="float">
            <text:p>6411.664639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00" calcext:value-type="float">
            <text:p>-12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4644.81960487" calcext:value-type="float">
            <text:p>4644.819604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00" calcext:value-type="float">
            <text:p>-11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40.5294159" calcext:value-type="float">
            <text:p>4540.52941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00" calcext:value-type="float">
            <text:p>-10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381.84362494" calcext:value-type="float">
            <text:p>1381.843624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00" calcext:value-type="float">
            <text:p>-9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977.20283812" calcext:value-type="float">
            <text:p>6977.202838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00" calcext:value-type="float">
            <text:p>-8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678.2793861" calcext:value-type="float">
            <text:p>2678.27938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00" calcext:value-type="float">
            <text:p>-7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796.98126283" calcext:value-type="float">
            <text:p>5796.981262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00" calcext:value-type="float">
            <text:p>-6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199.50046926" calcext:value-type="float">
            <text:p>7199.500469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00" calcext:value-type="float">
            <text:p>-5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218.85581646" calcext:value-type="float">
            <text:p>4218.855816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500" calcext:value-type="float">
            <text:p>-2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22.1527748" calcext:value-type="float">
            <text:p>4022.15277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400" calcext:value-type="float">
            <text:p>-24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091.50183112" calcext:value-type="float">
            <text:p>5091.501831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300" calcext:value-type="float">
            <text:p>-23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540.54505155" calcext:value-type="float">
            <text:p>4540.545051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200" calcext:value-type="float">
            <text:p>-2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616.70523205" calcext:value-type="float">
            <text:p>5616.705232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100" calcext:value-type="float">
            <text:p>-21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382.42332049" calcext:value-type="float">
            <text:p>5382.42332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000" calcext:value-type="float">
            <text:p>-20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945.46105371" calcext:value-type="float">
            <text:p>3945.461053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900" calcext:value-type="float">
            <text:p>-19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813.68249485" calcext:value-type="float">
            <text:p>6813.682494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800" calcext:value-type="float">
            <text:p>-18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251.95985476" calcext:value-type="float">
            <text:p>6251.959854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00" calcext:value-type="float">
            <text:p>-17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6339.80974124" calcext:value-type="float">
            <text:p>6339.809741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00" calcext:value-type="float">
            <text:p>-16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399.48939275" calcext:value-type="float">
            <text:p>3399.489392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00" calcext:value-type="float">
            <text:p>-1500</text:p>
          </table:table-cell>
          <table:table-cell office:value-type="float" office:value="88.4147467049" calcext:value-type="float">
            <text:p>88.4147467049</text:p>
          </table:table-cell>
          <table:table-cell office:value-type="float" office:value="4853.51040675" calcext:value-type="float">
            <text:p>4853.510406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400" calcext:value-type="float">
            <text:p>-14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204.80980975" calcext:value-type="float">
            <text:p>6204.809809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300" calcext:value-type="float">
            <text:p>-13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503.92874771" calcext:value-type="float">
            <text:p>4503.928747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00" calcext:value-type="float">
            <text:p>-12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170.99027435" calcext:value-type="float">
            <text:p>4170.990274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00" calcext:value-type="float">
            <text:p>-11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607.30557034" calcext:value-type="float">
            <text:p>6607.305570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00" calcext:value-type="float">
            <text:p>-1000</text:p>
          </table:table-cell>
          <table:table-cell office:value-type="float" office:value="180.548340288" calcext:value-type="float">
            <text:p>180.548340288</text:p>
          </table:table-cell>
          <table:table-cell office:value-type="float" office:value="7647.58969794" calcext:value-type="float">
            <text:p>7647.589697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0" calcext:value-type="float">
            <text:p>-9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345.93640663" calcext:value-type="float">
            <text:p>1345.936406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00" calcext:value-type="float">
            <text:p>-8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501.52783372" calcext:value-type="float">
            <text:p>6501.527833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00" calcext:value-type="float">
            <text:p>-7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316.64400094" calcext:value-type="float">
            <text:p>6316.644000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00" calcext:value-type="float">
            <text:p>-6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226.0236134" calcext:value-type="float">
            <text:p>4226.02361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00" calcext:value-type="float">
            <text:p>-5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612.76054996" calcext:value-type="float">
            <text:p>6612.760549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500" calcext:value-type="float">
            <text:p>-25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7405.04309708" calcext:value-type="float">
            <text:p>7405.0430970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400" calcext:value-type="float">
            <text:p>-24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188.29487248" calcext:value-type="float">
            <text:p>5188.294872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300" calcext:value-type="float">
            <text:p>-23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674.75046747" calcext:value-type="float">
            <text:p>2674.750467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200" calcext:value-type="float">
            <text:p>-22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879.04874174" calcext:value-type="float">
            <text:p>4879.048741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100" calcext:value-type="float">
            <text:p>-21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558.72926694" calcext:value-type="float">
            <text:p>5558.729266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000" calcext:value-type="float">
            <text:p>-20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029.90357974" calcext:value-type="float">
            <text:p>5029.903579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900" calcext:value-type="float">
            <text:p>-19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521.28451592" calcext:value-type="float">
            <text:p>5521.284515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800" calcext:value-type="float">
            <text:p>-18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594.05955106" calcext:value-type="float">
            <text:p>2594.059551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00" calcext:value-type="float">
            <text:p>-17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09.53641538" calcext:value-type="float">
            <text:p>4509.536415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00" calcext:value-type="float">
            <text:p>-16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7118.68165617" calcext:value-type="float">
            <text:p>7118.681656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00" calcext:value-type="float">
            <text:p>-15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1672.62002219" calcext:value-type="float">
            <text:p>1672.620022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400" calcext:value-type="float">
            <text:p>-14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254.1111557" calcext:value-type="float">
            <text:p>5254.11115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300" calcext:value-type="float">
            <text:p>-13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063.41923775" calcext:value-type="float">
            <text:p>5063.419237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200" calcext:value-type="float">
            <text:p>-12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178.16360633" calcext:value-type="float">
            <text:p>5178.163606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00" calcext:value-type="float">
            <text:p>-11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587.20951209" calcext:value-type="float">
            <text:p>2587.209512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00" calcext:value-type="float">
            <text:p>-10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7625.30910401" calcext:value-type="float">
            <text:p>7625.309104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00" calcext:value-type="float">
            <text:p>-9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226.71122512" calcext:value-type="float">
            <text:p>6226.711225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00" calcext:value-type="float">
            <text:p>-8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939.81664428" calcext:value-type="float">
            <text:p>7939.816644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00" calcext:value-type="float">
            <text:p>-7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7308.57679158" calcext:value-type="float">
            <text:p>7308.576791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00" calcext:value-type="float">
            <text:p>-6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233.00195445" calcext:value-type="float">
            <text:p>4233.001954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00" calcext:value-type="float">
            <text:p>-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13.75007147" calcext:value-type="float">
            <text:p>3513.750071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500" calcext:value-type="float">
            <text:p>-2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353.65970406" calcext:value-type="float">
            <text:p>4353.659704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400" calcext:value-type="float">
            <text:p>-24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236.15653044" calcext:value-type="float">
            <text:p>4236.156530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300" calcext:value-type="float">
            <text:p>-23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587.00665282" calcext:value-type="float">
            <text:p>3587.006652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200" calcext:value-type="float">
            <text:p>-22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80.26858339" calcext:value-type="float">
            <text:p>4080.268583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100" calcext:value-type="float">
            <text:p>-21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152.95054291" calcext:value-type="float">
            <text:p>4152.950542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000" calcext:value-type="float">
            <text:p>-20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565.45384351" calcext:value-type="float">
            <text:p>4565.453843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900" calcext:value-type="float">
            <text:p>-19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2195.03789395" calcext:value-type="float">
            <text:p>2195.037893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800" calcext:value-type="float">
            <text:p>-18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012.01512397" calcext:value-type="float">
            <text:p>5012.015123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700" calcext:value-type="float">
            <text:p>-17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731.79968188" calcext:value-type="float">
            <text:p>5731.7996818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00" calcext:value-type="float">
            <text:p>-16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7154.05229109" calcext:value-type="float">
            <text:p>7154.052291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00" calcext:value-type="float">
            <text:p>-1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21.28719762" calcext:value-type="float">
            <text:p>3521.287197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00" calcext:value-type="float">
            <text:p>-14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79.30496646" calcext:value-type="float">
            <text:p>3479.304966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300" calcext:value-type="float">
            <text:p>-13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110.45252527" calcext:value-type="float">
            <text:p>4110.4525252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200" calcext:value-type="float">
            <text:p>-12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556.24124607" calcext:value-type="float">
            <text:p>4556.2412460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00" calcext:value-type="float">
            <text:p>-10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73.93069747" calcext:value-type="float">
            <text:p>3473.930697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00" calcext:value-type="float">
            <text:p>-9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238.2393189" calcext:value-type="float">
            <text:p>6238.239318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00" calcext:value-type="float">
            <text:p>-8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2110.64487725" calcext:value-type="float">
            <text:p>2110.644877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00" calcext:value-type="float">
            <text:p>-7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7076.95302853" calcext:value-type="float">
            <text:p>7076.953028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00" calcext:value-type="float">
            <text:p>-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641.18614615" calcext:value-type="float">
            <text:p>4641.186146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00" calcext:value-type="float">
            <text:p>-500</text:p>
          </table:table-cell>
          <table:table-cell office:value-type="float" office:value="95.0254422614" calcext:value-type="float">
            <text:p>95.0254422614</text:p>
          </table:table-cell>
          <table:table-cell office:value-type="float" office:value="4424.81653728" calcext:value-type="float">
            <text:p>4424.816537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500" calcext:value-type="float">
            <text:p>-25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696.04885081" calcext:value-type="float">
            <text:p>5696.0488508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400" calcext:value-type="float">
            <text:p>-24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185.147774" calcext:value-type="float">
            <text:p>6185.1477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300" calcext:value-type="float">
            <text:p>-23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664.42168924" calcext:value-type="float">
            <text:p>2664.421689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200" calcext:value-type="float">
            <text:p>-2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089.63069051" calcext:value-type="float">
            <text:p>6089.630690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100" calcext:value-type="float">
            <text:p>-21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34.6255178" calcext:value-type="float">
            <text:p>3434.62551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000" calcext:value-type="float">
            <text:p>-20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621.39611939" calcext:value-type="float">
            <text:p>6621.396119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900" calcext:value-type="float">
            <text:p>-19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454.34735794" calcext:value-type="float">
            <text:p>4454.347357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800" calcext:value-type="float">
            <text:p>-18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940.61707722" calcext:value-type="float">
            <text:p>2940.617077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00" calcext:value-type="float">
            <text:p>-17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11.29942538" calcext:value-type="float">
            <text:p>4011.299425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00" calcext:value-type="float">
            <text:p>-1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656.75083638" calcext:value-type="float">
            <text:p>4656.750836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00" calcext:value-type="float">
            <text:p>-1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229.91208821" calcext:value-type="float">
            <text:p>4229.9120882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400" calcext:value-type="float">
            <text:p>-14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990.85700836" calcext:value-type="float">
            <text:p>3990.857008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300" calcext:value-type="float">
            <text:p>-13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936.34850688" calcext:value-type="float">
            <text:p>6936.3485068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200" calcext:value-type="float">
            <text:p>-12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171.05680302" calcext:value-type="float">
            <text:p>5171.056803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00" calcext:value-type="float">
            <text:p>-11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213.19674406" calcext:value-type="float">
            <text:p>3213.196744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00" calcext:value-type="float">
            <text:p>-10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518.32608998" calcext:value-type="float">
            <text:p>5518.326089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0" calcext:value-type="float">
            <text:p>-9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570.75656314" calcext:value-type="float">
            <text:p>6570.756563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00" calcext:value-type="float">
            <text:p>-8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7323.85690994" calcext:value-type="float">
            <text:p>7323.856909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00" calcext:value-type="float">
            <text:p>-7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454.26714495" calcext:value-type="float">
            <text:p>6454.267144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00" calcext:value-type="float">
            <text:p>-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097.04697892" calcext:value-type="float">
            <text:p>5097.046978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00" calcext:value-type="float">
            <text:p>-5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262.43935775" calcext:value-type="float">
            <text:p>1262.439357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500" calcext:value-type="float">
            <text:p>-25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945.3123324" calcext:value-type="float">
            <text:p>4945.31233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400" calcext:value-type="float">
            <text:p>-24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722.40036526" calcext:value-type="float">
            <text:p>3722.400365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300" calcext:value-type="float">
            <text:p>-23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782.12418505" calcext:value-type="float">
            <text:p>3782.124185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200" calcext:value-type="float">
            <text:p>-22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99.61216934" calcext:value-type="float">
            <text:p>3499.612169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000" calcext:value-type="float">
            <text:p>-20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5704.20562028" calcext:value-type="float">
            <text:p>5704.205620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900" calcext:value-type="float">
            <text:p>-19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856.16572892" calcext:value-type="float">
            <text:p>2856.165728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800" calcext:value-type="float">
            <text:p>-18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25.20182427" calcext:value-type="float">
            <text:p>3425.2018242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00" calcext:value-type="float">
            <text:p>-17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131.79853215" calcext:value-type="float">
            <text:p>6131.798532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00" calcext:value-type="float">
            <text:p>-16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760.56369876" calcext:value-type="float">
            <text:p>2760.563698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500" calcext:value-type="float">
            <text:p>-15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627.32629822" calcext:value-type="float">
            <text:p>5627.326298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400" calcext:value-type="float">
            <text:p>-14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598.33010767" calcext:value-type="float">
            <text:p>5598.3301076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300" calcext:value-type="float">
            <text:p>-13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648.52093072" calcext:value-type="float">
            <text:p>3648.520930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200" calcext:value-type="float">
            <text:p>-1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445.40269188" calcext:value-type="float">
            <text:p>6445.4026918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00" calcext:value-type="float">
            <text:p>-11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7339.73710304" calcext:value-type="float">
            <text:p>7339.737103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118.57137433" calcext:value-type="float">
            <text:p>4118.571374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0" calcext:value-type="float">
            <text:p>-9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19.36470434" calcext:value-type="float">
            <text:p>4519.364704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00" calcext:value-type="float">
            <text:p>-8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496.96867089" calcext:value-type="float">
            <text:p>4496.9686708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00" calcext:value-type="float">
            <text:p>-7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786.12018302" calcext:value-type="float">
            <text:p>5786.120183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00" calcext:value-type="float">
            <text:p>-6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708.48521837" calcext:value-type="float">
            <text:p>5708.485218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00" calcext:value-type="float">
            <text:p>-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74.32722136" calcext:value-type="float">
            <text:p>3574.327221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500" calcext:value-type="float">
            <text:p>-25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423.94674416" calcext:value-type="float">
            <text:p>5423.946744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400" calcext:value-type="float">
            <text:p>-24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368.03136012" calcext:value-type="float">
            <text:p>1368.031360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300" calcext:value-type="float">
            <text:p>-23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4806.65075804" calcext:value-type="float">
            <text:p>4806.650758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200" calcext:value-type="float">
            <text:p>-22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2122.85158694" calcext:value-type="float">
            <text:p>2122.851586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100" calcext:value-type="float">
            <text:p>-21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489.11458603" calcext:value-type="float">
            <text:p>4489.1145860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000" calcext:value-type="float">
            <text:p>-2000</text:p>
          </table:table-cell>
          <table:table-cell office:value-type="float" office:value="9.50254422569" calcext:value-type="float">
            <text:p>9.5025442257</text:p>
          </table:table-cell>
          <table:table-cell office:value-type="float" office:value="516.723808151" calcext:value-type="float">
            <text:p>516.7238081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900" calcext:value-type="float">
            <text:p>-19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176.06168977" calcext:value-type="float">
            <text:p>5176.061689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800" calcext:value-type="float">
            <text:p>-18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963.87606578" calcext:value-type="float">
            <text:p>4963.876065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00" calcext:value-type="float">
            <text:p>-17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3008.2901107" calcext:value-type="float">
            <text:p>3008.290110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00" calcext:value-type="float">
            <text:p>-16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27.61850974" calcext:value-type="float">
            <text:p>3427.618509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500" calcext:value-type="float">
            <text:p>-1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380.61255494" calcext:value-type="float">
            <text:p>3380.612554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00" calcext:value-type="float">
            <text:p>-14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703.19462055" calcext:value-type="float">
            <text:p>5703.194620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300" calcext:value-type="float">
            <text:p>-13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726.55736287" calcext:value-type="float">
            <text:p>5726.557362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00" calcext:value-type="float">
            <text:p>-12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909.47002571" calcext:value-type="float">
            <text:p>4909.470025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00" calcext:value-type="float">
            <text:p>-11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398.91453104" calcext:value-type="float">
            <text:p>5398.914531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00" calcext:value-type="float">
            <text:p>-10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879.18937826" calcext:value-type="float">
            <text:p>6879.189378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00" calcext:value-type="float">
            <text:p>-9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739.58242229" calcext:value-type="float">
            <text:p>6739.582422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00" calcext:value-type="float">
            <text:p>-8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884.19574637" calcext:value-type="float">
            <text:p>5884.195746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00" calcext:value-type="float">
            <text:p>-7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660.52406273" calcext:value-type="float">
            <text:p>4660.524062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00" calcext:value-type="float">
            <text:p>-6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275.62965624" calcext:value-type="float">
            <text:p>3275.629656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00" calcext:value-type="float">
            <text:p>-5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090.75273068" calcext:value-type="float">
            <text:p>7090.752730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500" calcext:value-type="float">
            <text:p>-25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4990.04367346" calcext:value-type="float">
            <text:p>4990.043673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400" calcext:value-type="float">
            <text:p>-24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666.53882543" calcext:value-type="float">
            <text:p>6666.538825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300" calcext:value-type="float">
            <text:p>-23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465.68046391" calcext:value-type="float">
            <text:p>7465.680463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200" calcext:value-type="float">
            <text:p>-22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88.14265117" calcext:value-type="float">
            <text:p>4588.142651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100" calcext:value-type="float">
            <text:p>-2100</text:p>
          </table:table-cell>
          <table:table-cell office:value-type="float" office:value="9.50254422569" calcext:value-type="float">
            <text:p>9.5025442257</text:p>
          </table:table-cell>
          <table:table-cell office:value-type="float" office:value="480.70497117" calcext:value-type="float">
            <text:p>480.704971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000" calcext:value-type="float">
            <text:p>-20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856.76802997" calcext:value-type="float">
            <text:p>4856.768029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900" calcext:value-type="float">
            <text:p>-19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391.40159133" calcext:value-type="float">
            <text:p>6391.401591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800" calcext:value-type="float">
            <text:p>-18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097.26905865" calcext:value-type="float">
            <text:p>6097.2690586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00" calcext:value-type="float">
            <text:p>-17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114.97660656" calcext:value-type="float">
            <text:p>5114.976606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00" calcext:value-type="float">
            <text:p>-16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554.07948438" calcext:value-type="float">
            <text:p>2554.079484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00" calcext:value-type="float">
            <text:p>-1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45.96157129" calcext:value-type="float">
            <text:p>3545.961571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400" calcext:value-type="float">
            <text:p>-1400</text:p>
          </table:table-cell>
          <table:table-cell office:value-type="float" office:value="198.702464441" calcext:value-type="float">
            <text:p>198.702464441</text:p>
          </table:table-cell>
          <table:table-cell office:value-type="float" office:value="5784.33871253" calcext:value-type="float">
            <text:p>5784.338712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300" calcext:value-type="float">
            <text:p>-13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958.72753707" calcext:value-type="float">
            <text:p>6958.7275370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200" calcext:value-type="float">
            <text:p>-12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335.93108767" calcext:value-type="float">
            <text:p>3335.9310876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00" calcext:value-type="float">
            <text:p>-11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6783.94445804" calcext:value-type="float">
            <text:p>6783.944458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000" calcext:value-type="float">
            <text:p>-10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704.61132472" calcext:value-type="float">
            <text:p>4704.611324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00" calcext:value-type="float">
            <text:p>-9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670.56667676" calcext:value-type="float">
            <text:p>4670.566676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00" calcext:value-type="float">
            <text:p>-8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988.1016694" calcext:value-type="float">
            <text:p>5988.10166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00" calcext:value-type="float">
            <text:p>-7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2124.04231433" calcext:value-type="float">
            <text:p>2124.042314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00" calcext:value-type="float">
            <text:p>-6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1980.62952743" calcext:value-type="float">
            <text:p>1980.629527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00" calcext:value-type="float">
            <text:p>-5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203.58637931" calcext:value-type="float">
            <text:p>5203.586379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500" calcext:value-type="float">
            <text:p>-25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056.22110386" calcext:value-type="float">
            <text:p>7056.2211038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400" calcext:value-type="float">
            <text:p>-2400</text:p>
          </table:table-cell>
          <table:table-cell office:value-type="float" office:value="180.548340288" calcext:value-type="float">
            <text:p>180.548340288</text:p>
          </table:table-cell>
          <table:table-cell office:value-type="float" office:value="8923.56456057" calcext:value-type="float">
            <text:p>8923.564560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300" calcext:value-type="float">
            <text:p>-23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553.08786385" calcext:value-type="float">
            <text:p>6553.087863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200" calcext:value-type="float">
            <text:p>-2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913.87635104" calcext:value-type="float">
            <text:p>5913.876351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100" calcext:value-type="float">
            <text:p>-21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333.17392402" calcext:value-type="float">
            <text:p>5333.173924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000" calcext:value-type="float">
            <text:p>-20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65.58024045" calcext:value-type="float">
            <text:p>4565.580240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900" calcext:value-type="float">
            <text:p>-19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615.46894725" calcext:value-type="float">
            <text:p>5615.468947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800" calcext:value-type="float">
            <text:p>-18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534.10049656" calcext:value-type="float">
            <text:p>6534.100496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00" calcext:value-type="float">
            <text:p>-17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367.42239664" calcext:value-type="float">
            <text:p>4367.422396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00" calcext:value-type="float">
            <text:p>-1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398.42236598" calcext:value-type="float">
            <text:p>5398.422365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500" calcext:value-type="float">
            <text:p>-15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357.91095805" calcext:value-type="float">
            <text:p>6357.910958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400" calcext:value-type="float">
            <text:p>-14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834.65187958" calcext:value-type="float">
            <text:p>2834.651879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00" calcext:value-type="float">
            <text:p>-13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829.19571609" calcext:value-type="float">
            <text:p>2829.195716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00" calcext:value-type="float">
            <text:p>-12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235.31174695" calcext:value-type="float">
            <text:p>4235.311746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00" calcext:value-type="float">
            <text:p>-11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981.25695839" calcext:value-type="float">
            <text:p>3981.256958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00" calcext:value-type="float">
            <text:p>-10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4839.35277403" calcext:value-type="float">
            <text:p>4839.3527740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00" calcext:value-type="float">
            <text:p>-9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235.79362786" calcext:value-type="float">
            <text:p>6235.7936278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00" calcext:value-type="float">
            <text:p>-8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7868.59445104" calcext:value-type="float">
            <text:p>7868.594451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00" calcext:value-type="float">
            <text:p>-700</text:p>
          </table:table-cell>
          <table:table-cell office:value-type="float" office:value="180.548340288" calcext:value-type="float">
            <text:p>180.548340288</text:p>
          </table:table-cell>
          <table:table-cell office:value-type="float" office:value="6980.32455025" calcext:value-type="float">
            <text:p>6980.324550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00" calcext:value-type="float">
            <text:p>-6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832.99975096" calcext:value-type="float">
            <text:p>5832.999750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0" calcext:value-type="float">
            <text:p>-500</text:p>
          </table:table-cell>
          <table:table-cell office:value-type="float" office:value="80.7716259268" calcext:value-type="float">
            <text:p>80.7716259268</text:p>
          </table:table-cell>
          <table:table-cell office:value-type="float" office:value="3717.0985939" calcext:value-type="float">
            <text:p>3717.09859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500" calcext:value-type="float">
            <text:p>-25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080.94733639" calcext:value-type="float">
            <text:p>5080.947336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400" calcext:value-type="float">
            <text:p>-24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778.8230917" calcext:value-type="float">
            <text:p>5778.82309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300" calcext:value-type="float">
            <text:p>-23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968.67880764" calcext:value-type="float">
            <text:p>6968.678807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200" calcext:value-type="float">
            <text:p>-22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202.56987643" calcext:value-type="float">
            <text:p>1202.569876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000" calcext:value-type="float">
            <text:p>-20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728.47215267" calcext:value-type="float">
            <text:p>2728.4721526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800" calcext:value-type="float">
            <text:p>-18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310.39536969" calcext:value-type="float">
            <text:p>5310.395369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00" calcext:value-type="float">
            <text:p>-17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348.32549897" calcext:value-type="float">
            <text:p>7348.325498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00" calcext:value-type="float">
            <text:p>-16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3073.68438119" calcext:value-type="float">
            <text:p>3073.684381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00" calcext:value-type="float">
            <text:p>-1400</text:p>
          </table:table-cell>
          <table:table-cell office:value-type="float" office:value="9.50254422569" calcext:value-type="float">
            <text:p>9.5025442257</text:p>
          </table:table-cell>
          <table:table-cell office:value-type="float" office:value="511.786420554" calcext:value-type="float">
            <text:p>511.7864205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300" calcext:value-type="float">
            <text:p>-13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642.11689813" calcext:value-type="float">
            <text:p>6642.116898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200" calcext:value-type="float">
            <text:p>-12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209.06101625" calcext:value-type="float">
            <text:p>1209.06101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00" calcext:value-type="float">
            <text:p>-11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731.22375528" calcext:value-type="float">
            <text:p>4731.223755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000" calcext:value-type="float">
            <text:p>-10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932.34302397" calcext:value-type="float">
            <text:p>2932.343023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00" calcext:value-type="float">
            <text:p>-9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560.56345276" calcext:value-type="float">
            <text:p>5560.563452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00" calcext:value-type="float">
            <text:p>-8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496.65735853" calcext:value-type="float">
            <text:p>4496.657358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00" calcext:value-type="float">
            <text:p>-7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26.10481201" calcext:value-type="float">
            <text:p>3426.104812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00" calcext:value-type="float">
            <text:p>-6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085.6094383" calcext:value-type="float">
            <text:p>3085.60943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00" calcext:value-type="float">
            <text:p>-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620.57391138" calcext:value-type="float">
            <text:p>3620.573911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500" calcext:value-type="float">
            <text:p>-2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981.81497738" calcext:value-type="float">
            <text:p>3981.814977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400" calcext:value-type="float">
            <text:p>-24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166.83853228" calcext:value-type="float">
            <text:p>3166.838532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300" calcext:value-type="float">
            <text:p>-23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265.10074402" calcext:value-type="float">
            <text:p>1265.100744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200" calcext:value-type="float">
            <text:p>-2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367.60058935" calcext:value-type="float">
            <text:p>5367.600589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100" calcext:value-type="float">
            <text:p>-21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329.08838622" calcext:value-type="float">
            <text:p>5329.088386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000" calcext:value-type="float">
            <text:p>-20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288.41170026" calcext:value-type="float">
            <text:p>1288.411700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900" calcext:value-type="float">
            <text:p>-19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634.05707496" calcext:value-type="float">
            <text:p>3634.057074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800" calcext:value-type="float">
            <text:p>-18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76.96458888" calcext:value-type="float">
            <text:p>3576.9645888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00" calcext:value-type="float">
            <text:p>-17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609.82549046" calcext:value-type="float">
            <text:p>3609.825490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00" calcext:value-type="float">
            <text:p>-16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379.52540117" calcext:value-type="float">
            <text:p>5379.525401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00" calcext:value-type="float">
            <text:p>-15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09.61679933" calcext:value-type="float">
            <text:p>4509.616799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400" calcext:value-type="float">
            <text:p>-14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874.49658751" calcext:value-type="float">
            <text:p>5874.496587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300" calcext:value-type="float">
            <text:p>-13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207.67342209" calcext:value-type="float">
            <text:p>5207.673422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200" calcext:value-type="float">
            <text:p>-12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059.0186306" calcext:value-type="float">
            <text:p>6059.01863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00" calcext:value-type="float">
            <text:p>-11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801.08910257" calcext:value-type="float">
            <text:p>4801.089102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00" calcext:value-type="float">
            <text:p>-10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5542.52575476" calcext:value-type="float">
            <text:p>5542.525754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00" calcext:value-type="float">
            <text:p>-9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03.88821761" calcext:value-type="float">
            <text:p>4003.888217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00" calcext:value-type="float">
            <text:p>-8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250.49502007" calcext:value-type="float">
            <text:p>6250.4950200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00" calcext:value-type="float">
            <text:p>-7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210.58504877" calcext:value-type="float">
            <text:p>6210.585048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00" calcext:value-type="float">
            <text:p>-6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102.25830437" calcext:value-type="float">
            <text:p>6102.258304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00" calcext:value-type="float">
            <text:p>-5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2109.90256359" calcext:value-type="float">
            <text:p>2109.902563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500" calcext:value-type="float">
            <text:p>-25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601.98284427" calcext:value-type="float">
            <text:p>5601.9828442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400" calcext:value-type="float">
            <text:p>-24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272.65701501" calcext:value-type="float">
            <text:p>3272.657015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300" calcext:value-type="float">
            <text:p>-23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80.49024299" calcext:value-type="float">
            <text:p>4580.490242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200" calcext:value-type="float">
            <text:p>-2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890.67932612" calcext:value-type="float">
            <text:p>5890.679326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100" calcext:value-type="float">
            <text:p>-21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332.89875522" calcext:value-type="float">
            <text:p>4332.898755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000" calcext:value-type="float">
            <text:p>-20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7050.15910876" calcext:value-type="float">
            <text:p>7050.159108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900" calcext:value-type="float">
            <text:p>-19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56.76038441" calcext:value-type="float">
            <text:p>4056.760384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800" calcext:value-type="float">
            <text:p>-18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38.40389722" calcext:value-type="float">
            <text:p>4538.403897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700" calcext:value-type="float">
            <text:p>-17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761.44069665" calcext:value-type="float">
            <text:p>6761.4406966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00" calcext:value-type="float">
            <text:p>-1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689.359032" calcext:value-type="float">
            <text:p>4689.3590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00" calcext:value-type="float">
            <text:p>-1500</text:p>
          </table:table-cell>
          <table:table-cell office:value-type="float" office:value="166.294535303" calcext:value-type="float">
            <text:p>166.294535303</text:p>
          </table:table-cell>
          <table:table-cell office:value-type="float" office:value="7550.89839275" calcext:value-type="float">
            <text:p>7550.898392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400" calcext:value-type="float">
            <text:p>-14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7549.31441565" calcext:value-type="float">
            <text:p>7549.3144156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00" calcext:value-type="float">
            <text:p>-13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35.03354369" calcext:value-type="float">
            <text:p>4035.033543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00" calcext:value-type="float">
            <text:p>-12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380.10373192" calcext:value-type="float">
            <text:p>5380.103731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00" calcext:value-type="float">
            <text:p>-11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416.32809033" calcext:value-type="float">
            <text:p>6416.328090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00" calcext:value-type="float">
            <text:p>-10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298.01180783" calcext:value-type="float">
            <text:p>5298.011807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00" calcext:value-type="float">
            <text:p>-9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974.84769245" calcext:value-type="float">
            <text:p>5974.847692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00" calcext:value-type="float">
            <text:p>-8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634.09823115" calcext:value-type="float">
            <text:p>3634.098231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00" calcext:value-type="float">
            <text:p>-7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754.98897099" calcext:value-type="float">
            <text:p>6754.988970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00" calcext:value-type="float">
            <text:p>-6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340.29702392" calcext:value-type="float">
            <text:p>1340.297023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00" calcext:value-type="float">
            <text:p>-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521.9450134" calcext:value-type="float">
            <text:p>4521.94501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500" calcext:value-type="float">
            <text:p>-25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092.09846684" calcext:value-type="float">
            <text:p>5092.098466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400" calcext:value-type="float">
            <text:p>-24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299.91400146" calcext:value-type="float">
            <text:p>3299.914001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300" calcext:value-type="float">
            <text:p>-23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31.55883776" calcext:value-type="float">
            <text:p>3431.558837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200" calcext:value-type="float">
            <text:p>-2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298.49753894" calcext:value-type="float">
            <text:p>6298.497538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100" calcext:value-type="float">
            <text:p>-21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876.09282868" calcext:value-type="float">
            <text:p>2876.092828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000" calcext:value-type="float">
            <text:p>-20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642.58269323" calcext:value-type="float">
            <text:p>2642.582693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900" calcext:value-type="float">
            <text:p>-19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350.35508132" calcext:value-type="float">
            <text:p>1350.355081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800" calcext:value-type="float">
            <text:p>-18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29.84864678" calcext:value-type="float">
            <text:p>3529.848646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700" calcext:value-type="float">
            <text:p>-17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416.77065467" calcext:value-type="float">
            <text:p>6416.7706546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00" calcext:value-type="float">
            <text:p>-16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777.79521654" calcext:value-type="float">
            <text:p>5777.795216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00" calcext:value-type="float">
            <text:p>-15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129.14095882" calcext:value-type="float">
            <text:p>5129.140958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400" calcext:value-type="float">
            <text:p>-14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468.68485414" calcext:value-type="float">
            <text:p>6468.684854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300" calcext:value-type="float">
            <text:p>-13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771.1778957" calcext:value-type="float">
            <text:p>2771.17789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00" calcext:value-type="float">
            <text:p>-12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189.90394337" calcext:value-type="float">
            <text:p>3189.903943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00" calcext:value-type="float">
            <text:p>-11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690.38841647" calcext:value-type="float">
            <text:p>3690.388416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00" calcext:value-type="float">
            <text:p>-10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635.58792891" calcext:value-type="float">
            <text:p>5635.587928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900" calcext:value-type="float">
            <text:p>-9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396.81076614" calcext:value-type="float">
            <text:p>4396.810766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00" calcext:value-type="float">
            <text:p>-8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653.25711749" calcext:value-type="float">
            <text:p>2653.257117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00" calcext:value-type="float">
            <text:p>-700</text:p>
          </table:table-cell>
          <table:table-cell office:value-type="float" office:value="9.50254422569" calcext:value-type="float">
            <text:p>9.5025442257</text:p>
          </table:table-cell>
          <table:table-cell office:value-type="float" office:value="522.763693682" calcext:value-type="float">
            <text:p>522.7636936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00" calcext:value-type="float">
            <text:p>-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699.73569811" calcext:value-type="float">
            <text:p>4699.735698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00" calcext:value-type="float">
            <text:p>-5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7262.80348901" calcext:value-type="float">
            <text:p>7262.803489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500" calcext:value-type="float">
            <text:p>-2500</text:p>
          </table:table-cell>
          <table:table-cell office:value-type="float" office:value="180.548340288" calcext:value-type="float">
            <text:p>180.548340288</text:p>
          </table:table-cell>
          <table:table-cell office:value-type="float" office:value="8102.30404801" calcext:value-type="float">
            <text:p>8102.304048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400" calcext:value-type="float">
            <text:p>-24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700.71105315" calcext:value-type="float">
            <text:p>3700.711053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300" calcext:value-type="float">
            <text:p>-23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874.57523714" calcext:value-type="float">
            <text:p>5874.575237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200" calcext:value-type="float">
            <text:p>-22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265.92775121" calcext:value-type="float">
            <text:p>6265.9277512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100" calcext:value-type="float">
            <text:p>-21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376.13117859" calcext:value-type="float">
            <text:p>3376.131178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000" calcext:value-type="float">
            <text:p>-20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494.83138709" calcext:value-type="float">
            <text:p>2494.831387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900" calcext:value-type="float">
            <text:p>-19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722.54522054" calcext:value-type="float">
            <text:p>5722.545220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800" calcext:value-type="float">
            <text:p>-18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72.02973118" calcext:value-type="float">
            <text:p>4072.029731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00" calcext:value-type="float">
            <text:p>-17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69.24833207" calcext:value-type="float">
            <text:p>3469.2483320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00" calcext:value-type="float">
            <text:p>-1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840.81800659" calcext:value-type="float">
            <text:p>4840.818006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00" calcext:value-type="float">
            <text:p>-15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210.67434734" calcext:value-type="float">
            <text:p>5210.674347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400" calcext:value-type="float">
            <text:p>-14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111.71111543" calcext:value-type="float">
            <text:p>4111.711115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300" calcext:value-type="float">
            <text:p>-13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7100.28999059" calcext:value-type="float">
            <text:p>7100.289990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200" calcext:value-type="float">
            <text:p>-12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038.88638425" calcext:value-type="float">
            <text:p>5038.886384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100" calcext:value-type="float">
            <text:p>-11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7681.37869544" calcext:value-type="float">
            <text:p>7681.378695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00" calcext:value-type="float">
            <text:p>-10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283.89276283" calcext:value-type="float">
            <text:p>1283.892762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00" calcext:value-type="float">
            <text:p>-9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694.09643745" calcext:value-type="float">
            <text:p>7694.096437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00" calcext:value-type="float">
            <text:p>-8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03.79579659" calcext:value-type="float">
            <text:p>3403.795796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00" calcext:value-type="float">
            <text:p>-700</text:p>
          </table:table-cell>
          <table:table-cell office:value-type="float" office:value="80.7716259958" calcext:value-type="float">
            <text:p>80.7716259958</text:p>
          </table:table-cell>
          <table:table-cell office:value-type="float" office:value="3959.48954393" calcext:value-type="float">
            <text:p>3959.489543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00" calcext:value-type="float">
            <text:p>-6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88.59346426" calcext:value-type="float">
            <text:p>4088.593464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00" calcext:value-type="float">
            <text:p>-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79.14355391" calcext:value-type="float">
            <text:p>3479.143553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500" calcext:value-type="float">
            <text:p>-25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31.81242809" calcext:value-type="float">
            <text:p>4531.812428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400" calcext:value-type="float">
            <text:p>-24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170.34959632" calcext:value-type="float">
            <text:p>3170.349596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300" calcext:value-type="float">
            <text:p>-23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5870.91243006" calcext:value-type="float">
            <text:p>5870.912430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200" calcext:value-type="float">
            <text:p>-2200</text:p>
          </table:table-cell>
          <table:table-cell office:value-type="float" office:value="180.548340288" calcext:value-type="float">
            <text:p>180.548340288</text:p>
          </table:table-cell>
          <table:table-cell office:value-type="float" office:value="8518.91955084" calcext:value-type="float">
            <text:p>8518.919550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100" calcext:value-type="float">
            <text:p>-21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219.31424799" calcext:value-type="float">
            <text:p>6219.314247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000" calcext:value-type="float">
            <text:p>-20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037.92656887" calcext:value-type="float">
            <text:p>6037.926568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900" calcext:value-type="float">
            <text:p>-19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430.21578182" calcext:value-type="float">
            <text:p>4430.215781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00" calcext:value-type="float">
            <text:p>-18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935.7652467" calcext:value-type="float">
            <text:p>5935.765246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700" calcext:value-type="float">
            <text:p>-1700</text:p>
          </table:table-cell>
          <table:table-cell office:value-type="float" office:value="9.50254422569" calcext:value-type="float">
            <text:p>9.5025442257</text:p>
          </table:table-cell>
          <table:table-cell office:value-type="float" office:value="545.507103996" calcext:value-type="float">
            <text:p>545.5071039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00" calcext:value-type="float">
            <text:p>-16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232.69565644" calcext:value-type="float">
            <text:p>3232.695656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00" calcext:value-type="float">
            <text:p>-15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606.18856416" calcext:value-type="float">
            <text:p>5606.188564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400" calcext:value-type="float">
            <text:p>-14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051.81415933" calcext:value-type="float">
            <text:p>6051.814159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300" calcext:value-type="float">
            <text:p>-13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924.08552624" calcext:value-type="float">
            <text:p>4924.085526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00" calcext:value-type="float">
            <text:p>-12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33.21762933" calcext:value-type="float">
            <text:p>4533.217629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00" calcext:value-type="float">
            <text:p>-11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283.02646976" calcext:value-type="float">
            <text:p>3283.026469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00" calcext:value-type="float">
            <text:p>-10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549.54034186" calcext:value-type="float">
            <text:p>7549.5403418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00" calcext:value-type="float">
            <text:p>-9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704.04405392" calcext:value-type="float">
            <text:p>6704.044053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00" calcext:value-type="float">
            <text:p>-8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821.36747526" calcext:value-type="float">
            <text:p>3821.367475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00" calcext:value-type="float">
            <text:p>-7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90.18783259" calcext:value-type="float">
            <text:p>3490.187832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00" calcext:value-type="float">
            <text:p>-6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838.76357539" calcext:value-type="float">
            <text:p>3838.763575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00" calcext:value-type="float">
            <text:p>-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328.65232397" calcext:value-type="float">
            <text:p>3328.652323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500" calcext:value-type="float">
            <text:p>-2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311.27533143" calcext:value-type="float">
            <text:p>4311.275331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400" calcext:value-type="float">
            <text:p>-24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670.19710191" calcext:value-type="float">
            <text:p>5670.197101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300" calcext:value-type="float">
            <text:p>-23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7253.47868931" calcext:value-type="float">
            <text:p>7253.478689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00" calcext:value-type="float">
            <text:p>-2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802.7097822" calcext:value-type="float">
            <text:p>5802.70978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100" calcext:value-type="float">
            <text:p>-21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657.50873678" calcext:value-type="float">
            <text:p>6657.508736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000" calcext:value-type="float">
            <text:p>-20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924.70750849" calcext:value-type="float">
            <text:p>4924.707508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900" calcext:value-type="float">
            <text:p>-19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4959.25884921" calcext:value-type="float">
            <text:p>4959.2588492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800" calcext:value-type="float">
            <text:p>-18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467.37355592" calcext:value-type="float">
            <text:p>4467.373555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700" calcext:value-type="float">
            <text:p>-17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805.10073561" calcext:value-type="float">
            <text:p>2805.100735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00" calcext:value-type="float">
            <text:p>-1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05.46431701" calcext:value-type="float">
            <text:p>4505.464317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500" calcext:value-type="float">
            <text:p>-1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84.54198006" calcext:value-type="float">
            <text:p>4084.541980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400" calcext:value-type="float">
            <text:p>-14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891.15837097" calcext:value-type="float">
            <text:p>4891.158370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300" calcext:value-type="float">
            <text:p>-13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953.25909051" calcext:value-type="float">
            <text:p>3953.259090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200" calcext:value-type="float">
            <text:p>-12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974.19038262" calcext:value-type="float">
            <text:p>5974.190382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00" calcext:value-type="float">
            <text:p>-11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635.71264737" calcext:value-type="float">
            <text:p>4635.712647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00" calcext:value-type="float">
            <text:p>-10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973.62124684" calcext:value-type="float">
            <text:p>6973.621246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00" calcext:value-type="float">
            <text:p>-9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2061.62858141" calcext:value-type="float">
            <text:p>2061.628581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00" calcext:value-type="float">
            <text:p>-8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146.51010522" calcext:value-type="float">
            <text:p>5146.510105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00" calcext:value-type="float">
            <text:p>-700</text:p>
          </table:table-cell>
          <table:table-cell office:value-type="float" office:value="180.548340288" calcext:value-type="float">
            <text:p>180.548340288</text:p>
          </table:table-cell>
          <table:table-cell office:value-type="float" office:value="8352.77331694" calcext:value-type="float">
            <text:p>8352.773316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00" calcext:value-type="float">
            <text:p>-6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91.77326605" calcext:value-type="float">
            <text:p>3491.773266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00" calcext:value-type="float">
            <text:p>-5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593.04582136" calcext:value-type="float">
            <text:p>5593.045821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500" calcext:value-type="float">
            <text:p>-25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526.39978071" calcext:value-type="float">
            <text:p>5526.399780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400" calcext:value-type="float">
            <text:p>-24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780.00047526" calcext:value-type="float">
            <text:p>5780.000475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300" calcext:value-type="float">
            <text:p>-23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985.42778552" calcext:value-type="float">
            <text:p>3985.4277855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200" calcext:value-type="float">
            <text:p>-2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875.65308501" calcext:value-type="float">
            <text:p>6875.653085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100" calcext:value-type="float">
            <text:p>-21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410.37234765" calcext:value-type="float">
            <text:p>1410.3723476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000" calcext:value-type="float">
            <text:p>-20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6738.84376897" calcext:value-type="float">
            <text:p>6738.843768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00" calcext:value-type="float">
            <text:p>-19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746.71746117" calcext:value-type="float">
            <text:p>3746.717461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00" calcext:value-type="float">
            <text:p>-18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393.19622005" calcext:value-type="float">
            <text:p>4393.196220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00" calcext:value-type="float">
            <text:p>-17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823.32361879" calcext:value-type="float">
            <text:p>2823.323618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00" calcext:value-type="float">
            <text:p>-16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282.59618513" calcext:value-type="float">
            <text:p>3282.596185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500" calcext:value-type="float">
            <text:p>-1500</text:p>
          </table:table-cell>
          <table:table-cell office:value-type="float" office:value="194.802156627" calcext:value-type="float">
            <text:p>194.802156627</text:p>
          </table:table-cell>
          <table:table-cell office:value-type="float" office:value="9192.27147802" calcext:value-type="float">
            <text:p>9192.271478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400" calcext:value-type="float">
            <text:p>-14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333.94108051" calcext:value-type="float">
            <text:p>5333.941080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300" calcext:value-type="float">
            <text:p>-1300</text:p>
          </table:table-cell>
          <table:table-cell office:value-type="float" office:value="23.7563605642" calcext:value-type="float">
            <text:p>23.7563605642</text:p>
          </table:table-cell>
          <table:table-cell office:value-type="float" office:value="1282.66755006" calcext:value-type="float">
            <text:p>1282.667550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00" calcext:value-type="float">
            <text:p>-12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63.83827582" calcext:value-type="float">
            <text:p>4063.838275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00" calcext:value-type="float">
            <text:p>-11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921.02578375" calcext:value-type="float">
            <text:p>2921.02578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00" calcext:value-type="float">
            <text:p>-10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2034.24278304" calcext:value-type="float">
            <text:p>2034.242783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00" calcext:value-type="float">
            <text:p>-9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95.20369442" calcext:value-type="float">
            <text:p>3595.2036944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00" calcext:value-type="float">
            <text:p>-8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366.15286453" calcext:value-type="float">
            <text:p>7366.152864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00" calcext:value-type="float">
            <text:p>-6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277.81103944" calcext:value-type="float">
            <text:p>6277.811039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00" calcext:value-type="float">
            <text:p>-5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878.68121171" calcext:value-type="float">
            <text:p>2878.681211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500" calcext:value-type="float">
            <text:p>-2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80.42919806" calcext:value-type="float">
            <text:p>4080.429198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400" calcext:value-type="float">
            <text:p>-24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5706.2270775" calcext:value-type="float">
            <text:p>5706.22707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300" calcext:value-type="float">
            <text:p>-23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141.42510038" calcext:value-type="float">
            <text:p>4141.425100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200" calcext:value-type="float">
            <text:p>-22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279.6886713" calcext:value-type="float">
            <text:p>5279.68867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100" calcext:value-type="float">
            <text:p>-2100</text:p>
          </table:table-cell>
          <table:table-cell office:value-type="float" office:value="95.0254444592" calcext:value-type="float">
            <text:p>95.0254444592</text:p>
          </table:table-cell>
          <table:table-cell office:value-type="float" office:value="4691.23104515" calcext:value-type="float">
            <text:p>4691.231045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000" calcext:value-type="float">
            <text:p>-20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753.95220609" calcext:value-type="float">
            <text:p>4753.952206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900" calcext:value-type="float">
            <text:p>-19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926.28062946" calcext:value-type="float">
            <text:p>2926.280629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700" calcext:value-type="float">
            <text:p>-17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02.13570492" calcext:value-type="float">
            <text:p>4002.135704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00" calcext:value-type="float">
            <text:p>-16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66.13989129" calcext:value-type="float">
            <text:p>3466.139891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500" calcext:value-type="float">
            <text:p>-15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2092.7414832" calcext:value-type="float">
            <text:p>2092.74148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400" calcext:value-type="float">
            <text:p>-1400</text:p>
          </table:table-cell>
          <table:table-cell office:value-type="float" office:value="9.50254422569" calcext:value-type="float">
            <text:p>9.5025442257</text:p>
          </table:table-cell>
          <table:table-cell office:value-type="float" office:value="491.991162768" calcext:value-type="float">
            <text:p>491.9911627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300" calcext:value-type="float">
            <text:p>-1300</text:p>
          </table:table-cell>
          <table:table-cell office:value-type="float" office:value="38.0101769028" calcext:value-type="float">
            <text:p>38.0101769028</text:p>
          </table:table-cell>
          <table:table-cell office:value-type="float" office:value="2145.53348957" calcext:value-type="float">
            <text:p>2145.533489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200" calcext:value-type="float">
            <text:p>-12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699.34162712" calcext:value-type="float">
            <text:p>5699.341627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00" calcext:value-type="float">
            <text:p>-1100</text:p>
          </table:table-cell>
          <table:table-cell office:value-type="float" office:value="9.50254422569" calcext:value-type="float">
            <text:p>9.5025442257</text:p>
          </table:table-cell>
          <table:table-cell office:value-type="float" office:value="501.106802635" calcext:value-type="float">
            <text:p>501.1068026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000" calcext:value-type="float">
            <text:p>-10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8268.65499785" calcext:value-type="float">
            <text:p>8268.654997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900" calcext:value-type="float">
            <text:p>-9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366.14644246" calcext:value-type="float">
            <text:p>5366.146442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00" calcext:value-type="float">
            <text:p>-8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559.35344853" calcext:value-type="float">
            <text:p>6559.353448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00" calcext:value-type="float">
            <text:p>-7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689.00553355" calcext:value-type="float">
            <text:p>2689.005533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00" calcext:value-type="float">
            <text:p>-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679.13870369" calcext:value-type="float">
            <text:p>4679.138703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00" calcext:value-type="float">
            <text:p>-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160.30994873" calcext:value-type="float">
            <text:p>3160.309948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500" calcext:value-type="float">
            <text:p>-25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93.83910843" calcext:value-type="float">
            <text:p>3593.839108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400" calcext:value-type="float">
            <text:p>-24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783.2120247" calcext:value-type="float">
            <text:p>2783.21202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300" calcext:value-type="float">
            <text:p>-23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7256.21175208" calcext:value-type="float">
            <text:p>7256.2117520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200" calcext:value-type="float">
            <text:p>-22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042.43782112" calcext:value-type="float">
            <text:p>5042.437821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100" calcext:value-type="float">
            <text:p>-21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49.19486905" calcext:value-type="float">
            <text:p>4549.194869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000" calcext:value-type="float">
            <text:p>-20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82.17120292" calcext:value-type="float">
            <text:p>3582.171202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900" calcext:value-type="float">
            <text:p>-19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042.47636262" calcext:value-type="float">
            <text:p>5042.476362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800" calcext:value-type="float">
            <text:p>-18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347.32951343" calcext:value-type="float">
            <text:p>6347.329513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00" calcext:value-type="float">
            <text:p>-17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505.96752429" calcext:value-type="float">
            <text:p>3505.967524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00" calcext:value-type="float">
            <text:p>-16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029.39524834" calcext:value-type="float">
            <text:p>6029.395248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00" calcext:value-type="float">
            <text:p>-15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369.04095939" calcext:value-type="float">
            <text:p>4369.040959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400" calcext:value-type="float">
            <text:p>-14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6570.18840002" calcext:value-type="float">
            <text:p>6570.188400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300" calcext:value-type="float">
            <text:p>-13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422.05693063" calcext:value-type="float">
            <text:p>6422.056930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00" calcext:value-type="float">
            <text:p>-12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268.55659253" calcext:value-type="float">
            <text:p>6268.556592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00" calcext:value-type="float">
            <text:p>-11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564.44223794" calcext:value-type="float">
            <text:p>4564.442237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000" calcext:value-type="float">
            <text:p>-10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380.65171296" calcext:value-type="float">
            <text:p>6380.651712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900" calcext:value-type="float">
            <text:p>-9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412.9950443" calcext:value-type="float">
            <text:p>3412.99504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00" calcext:value-type="float">
            <text:p>-8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262.12107065" calcext:value-type="float">
            <text:p>4262.1210706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0" calcext:value-type="float">
            <text:p>-7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68.73468058" calcext:value-type="float">
            <text:p>4068.734680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00" calcext:value-type="float">
            <text:p>-6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385.37756544" calcext:value-type="float">
            <text:p>4385.377565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00" calcext:value-type="float">
            <text:p>-5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950.61349596" calcext:value-type="float">
            <text:p>5950.613495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500" calcext:value-type="float">
            <text:p>-25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135.44571218" calcext:value-type="float">
            <text:p>6135.445712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400" calcext:value-type="float">
            <text:p>-24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971.80200749" calcext:value-type="float">
            <text:p>5971.802007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300" calcext:value-type="float">
            <text:p>-23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590.36042493" calcext:value-type="float">
            <text:p>5590.360424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200" calcext:value-type="float">
            <text:p>-22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101.12706926" calcext:value-type="float">
            <text:p>4101.127069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100" calcext:value-type="float">
            <text:p>-21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391.73105507" calcext:value-type="float">
            <text:p>5391.7310550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000" calcext:value-type="float">
            <text:p>-20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478.51964023" calcext:value-type="float">
            <text:p>6478.519640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900" calcext:value-type="float">
            <text:p>-19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728.30463809" calcext:value-type="float">
            <text:p>5728.304638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800" calcext:value-type="float">
            <text:p>-18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727.25336155" calcext:value-type="float">
            <text:p>4727.253361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00" calcext:value-type="float">
            <text:p>-16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002.3820708" calcext:value-type="float">
            <text:p>5002.382070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500" calcext:value-type="float">
            <text:p>-15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4606.07452318" calcext:value-type="float">
            <text:p>4606.074523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400" calcext:value-type="float">
            <text:p>-14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311.58388113" calcext:value-type="float">
            <text:p>4311.583881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300" calcext:value-type="float">
            <text:p>-13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5997.69580486" calcext:value-type="float">
            <text:p>5997.6958048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00" calcext:value-type="float">
            <text:p>-12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966.81190659" calcext:value-type="float">
            <text:p>6966.811906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00" calcext:value-type="float">
            <text:p>-11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418.37972802" calcext:value-type="float">
            <text:p>6418.379728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000" calcext:value-type="float">
            <text:p>-10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189.3730857" calcext:value-type="float">
            <text:p>5189.37308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00" calcext:value-type="float">
            <text:p>-9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4900.3389783" calcext:value-type="float">
            <text:p>4900.33897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00" calcext:value-type="float">
            <text:p>-8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199.13443579" calcext:value-type="float">
            <text:p>5199.134435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00" calcext:value-type="float">
            <text:p>-7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105.07729534" calcext:value-type="float">
            <text:p>4105.077295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00" calcext:value-type="float">
            <text:p>-6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198.35186971" calcext:value-type="float">
            <text:p>6198.351869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00" calcext:value-type="float">
            <text:p>-5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253.75086226" calcext:value-type="float">
            <text:p>6253.750862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500" calcext:value-type="float">
            <text:p>-2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236.28625096" calcext:value-type="float">
            <text:p>4236.286250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400" calcext:value-type="float">
            <text:p>-24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738.19299411" calcext:value-type="float">
            <text:p>2738.192994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300" calcext:value-type="float">
            <text:p>-23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023.55218958" calcext:value-type="float">
            <text:p>5023.552189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200" calcext:value-type="float">
            <text:p>-22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798.80616359" calcext:value-type="float">
            <text:p>4798.806163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100" calcext:value-type="float">
            <text:p>-21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382.30118656" calcext:value-type="float">
            <text:p>4382.301186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000" calcext:value-type="float">
            <text:p>-20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4631.4646298" calcext:value-type="float">
            <text:p>4631.46462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900" calcext:value-type="float">
            <text:p>-1900</text:p>
          </table:table-cell>
          <table:table-cell office:value-type="float" office:value="52.2639932413" calcext:value-type="float">
            <text:p>52.2639932413</text:p>
          </table:table-cell>
          <table:table-cell office:value-type="float" office:value="2975.49486982" calcext:value-type="float">
            <text:p>2975.494869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800" calcext:value-type="float">
            <text:p>-18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599.42157104" calcext:value-type="float">
            <text:p>4599.421571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00" calcext:value-type="float">
            <text:p>-1700</text:p>
          </table:table-cell>
          <table:table-cell office:value-type="float" office:value="95.0254422569" calcext:value-type="float">
            <text:p>95.0254422569</text:p>
          </table:table-cell>
          <table:table-cell office:value-type="float" office:value="5244.56808578" calcext:value-type="float">
            <text:p>5244.568085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00" calcext:value-type="float">
            <text:p>-16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387.35694955" calcext:value-type="float">
            <text:p>3387.356949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500" calcext:value-type="float">
            <text:p>-1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073.92592507" calcext:value-type="float">
            <text:p>4073.9259250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400" calcext:value-type="float">
            <text:p>-1400</text:p>
          </table:table-cell>
          <table:table-cell office:value-type="float" office:value="152.040707611" calcext:value-type="float">
            <text:p>152.040707611</text:p>
          </table:table-cell>
          <table:table-cell office:value-type="float" office:value="7080.63482186" calcext:value-type="float">
            <text:p>7080.6348218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300" calcext:value-type="float">
            <text:p>-13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4866.47536215" calcext:value-type="float">
            <text:p>4866.475362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00" calcext:value-type="float">
            <text:p>-12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630.06991687" calcext:value-type="float">
            <text:p>3630.069916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00" calcext:value-type="float">
            <text:p>-1100</text:p>
          </table:table-cell>
          <table:table-cell office:value-type="float" office:value="66.5178095798" calcext:value-type="float">
            <text:p>66.5178095798</text:p>
          </table:table-cell>
          <table:table-cell office:value-type="float" office:value="3929.90004957" calcext:value-type="float">
            <text:p>3929.900049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00" calcext:value-type="float">
            <text:p>-1000</text:p>
          </table:table-cell>
          <table:table-cell office:value-type="float" office:value="166.29452395" calcext:value-type="float">
            <text:p>166.29452395</text:p>
          </table:table-cell>
          <table:table-cell office:value-type="float" office:value="7705.55739397" calcext:value-type="float">
            <text:p>7705.557393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00" calcext:value-type="float">
            <text:p>-900</text:p>
          </table:table-cell>
          <table:table-cell office:value-type="float" office:value="137.786891272" calcext:value-type="float">
            <text:p>137.786891272</text:p>
          </table:table-cell>
          <table:table-cell office:value-type="float" office:value="6373.18347184" calcext:value-type="float">
            <text:p>6373.183471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00" calcext:value-type="float">
            <text:p>-800</text:p>
          </table:table-cell>
          <table:table-cell office:value-type="float" office:value="123.533074934" calcext:value-type="float">
            <text:p>123.533074934</text:p>
          </table:table-cell>
          <table:table-cell office:value-type="float" office:value="6678.98843276" calcext:value-type="float">
            <text:p>6678.988432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00" calcext:value-type="float">
            <text:p>-700</text:p>
          </table:table-cell>
          <table:table-cell office:value-type="float" office:value="109.279258595" calcext:value-type="float">
            <text:p>109.279258595</text:p>
          </table:table-cell>
          <table:table-cell office:value-type="float" office:value="5682.18559421" calcext:value-type="float">
            <text:p>5682.1855942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00" calcext:value-type="float">
            <text:p>-6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4330.6334205" calcext:value-type="float">
            <text:p>4330.63342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00" calcext:value-type="float">
            <text:p>-500</text:p>
          </table:table-cell>
          <table:table-cell office:value-type="float" office:value="80.7716259184" calcext:value-type="float">
            <text:p>80.7716259184</text:p>
          </table:table-cell>
          <table:table-cell office:value-type="float" office:value="3767.17806811" calcext:value-type="float">
            <text:p>3767.178068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00" calcext:value-type="float">
            <text:p>-1100</text:p>
          </table:table-cell>
          <table:table-cell office:value-type="float" office:value="-4.75127211284" calcext:value-type="float">
            <text:p>-4.7512721128</text:p>
          </table:table-cell>
          <table:table-cell office:value-type="float" office:value="-272.413956843" calcext:value-type="float">
            <text:p>-272.41395684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100" calcext:value-type="float">
            <text:p>-2100</text:p>
          </table:table-cell>
          <table:table-cell office:value-type="float" office:value="-4.75127211284" calcext:value-type="float">
            <text:p>-4.7512721128</text:p>
          </table:table-cell>
          <table:table-cell office:value-type="float" office:value="-258.767655746" calcext:value-type="float">
            <text:p>-258.7676557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100" calcext:value-type="float">
            <text:p>-2100</text:p>
          </table:table-cell>
          <table:table-cell office:value-type="float" office:value="-19.0050884514" calcext:value-type="float">
            <text:p>-19.0050884514</text:p>
          </table:table-cell>
          <table:table-cell office:value-type="float" office:value="-1062.5998125" calcext:value-type="float">
            <text:p>-1062.59981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900" calcext:value-type="float">
            <text:p>-1900</text:p>
          </table:table-cell>
          <table:table-cell office:value-type="float" office:value="-4.75127211284" calcext:value-type="float">
            <text:p>-4.7512721128</text:p>
          </table:table-cell>
          <table:table-cell office:value-type="float" office:value="-277.605698516" calcext:value-type="float">
            <text:p>-277.6056985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500" calcext:value-type="float">
            <text:p>-1500</text:p>
          </table:table-cell>
          <table:table-cell office:value-type="float" office:value="-4.75127211284" calcext:value-type="float">
            <text:p>-4.7512721128</text:p>
          </table:table-cell>
          <table:table-cell office:value-type="float" office:value="-293.769750986" calcext:value-type="float">
            <text:p>-293.76975098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00" calcext:value-type="float">
            <text:p>-700</text:p>
          </table:table-cell>
          <table:table-cell office:value-type="float" office:value="-33.2589047899" calcext:value-type="float">
            <text:p>-33.2589047899</text:p>
          </table:table-cell>
          <table:table-cell office:value-type="float" office:value="-1854.04258766" calcext:value-type="float">
            <text:p>-1854.0425876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800" calcext:value-type="float">
            <text:p>-1800</text:p>
          </table:table-cell>
          <table:table-cell office:value-type="float" office:value="-4.75127211284" calcext:value-type="float">
            <text:p>-4.7512721128</text:p>
          </table:table-cell>
          <table:table-cell office:value-type="float" office:value="-275.527466112" calcext:value-type="float">
            <text:p>-275.5274661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00" calcext:value-type="float">
            <text:p>-1700</text:p>
          </table:table-cell>
          <table:table-cell office:value-type="float" office:value="-33.2589047899" calcext:value-type="float">
            <text:p>-33.2589047899</text:p>
          </table:table-cell>
          <table:table-cell office:value-type="float" office:value="-1937.9218715" calcext:value-type="float">
            <text:p>-1937.92187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0" table:target-range-address="Sheet1.A8:Sheet1.F447" table:contains-header="false">
          <table:sort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2:34:13.946431578</meta:creation-date>
    <dc:date>2015-07-21T12:52:34.610398447</dc:date>
    <meta:editing-duration>PT3M</meta:editing-duration>
    <meta:editing-cycles>1</meta:editing-cycles>
    <meta:document-statistic meta:table-count="1" meta:cell-count="265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3.954cm" style:legend-expansion="high" chart:style-name="ch2"/>
        <chart:plot-area chart:style-name="ch3" table:cell-range-address="Sheet1.A8:Sheet1.B439 Sheet1.B441:Sheet1.B448" svg:x="0.319cm" svg:y="0.18cm" svg:width="13.097cm" svg:height="8.645cm">
          <chartooo:coordinate-region svg:x="1.417cm" svg:y="0.379cm" svg:width="11.81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439" chart:class="chart:scatter">
            <chart:domain table:cell-range-address="Sheet1.A8:Sheet1.A439"/>
            <chart:data-point chart:repeated="432"/>
          </chart:series>
          <chart:series chart:style-name="ch7" chart:values-cell-range-address="Sheet1.B441:Sheet1.B448" chart:class="chart:scatter">
            <chart:domain table:cell-range-address="Sheet1.A441:Sheet1.A448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8:Sheet1.A439</svg:desc>
                </draw:g>
              </table:table-cell>
              <table:table-cell office:value-type="float" office:value="-2400">
                <text:p>-2400</text:p>
                <draw:g>
                  <svg:desc>Sheet1.B8:Sheet1.B439</svg:desc>
                </draw:g>
              </table:table-cell>
              <table:table-cell office:value-type="float" office:value="8">
                <text:p>8</text:p>
                <draw:g>
                  <svg:desc>Sheet1.A441:Sheet1.A448</svg:desc>
                </draw:g>
              </table:table-cell>
              <table:table-cell office:value-type="float" office:value="-1100">
                <text:p>-1100</text:p>
                <draw:g>
                  <svg:desc>Sheet1.B441:Sheet1.B4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2300">
                <text:p>-2300</text:p>
              </table:table-cell>
              <table:table-cell office:value-type="float" office:value="10">
                <text:p>10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2200">
                <text:p>-2200</text:p>
              </table:table-cell>
              <table:table-cell office:value-type="float" office:value="14">
                <text:p>14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2100">
                <text:p>-2100</text:p>
              </table:table-cell>
              <table:table-cell office:value-type="float" office:value="14">
                <text:p>14</text:p>
              </table:table-cell>
              <table:table-cell office:value-type="float" office:value="-1900">
                <text:p>-19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000">
                <text:p>-2000</text:p>
              </table:table-cell>
              <table:table-cell office:value-type="float" office:value="14">
                <text:p>14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900">
                <text:p>-1900</text:p>
              </table:table-cell>
              <table:table-cell office:value-type="float" office:value="21">
                <text:p>21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-1800">
                <text:p>-1800</text:p>
              </table:table-cell>
              <table:table-cell office:value-type="float" office:value="22">
                <text:p>22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-1700">
                <text:p>-1700</text:p>
              </table:table-cell>
              <table:table-cell office:value-type="float" office:value="24">
                <text:p>24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">
                <text:p>11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">
                <text:p>11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">
                <text:p>11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">
                <text:p>11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">
                <text:p>11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">
                <text:p>11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">
                <text:p>11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">
                <text:p>11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">
                <text:p>11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">
                <text:p>11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">
                <text:p>12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">
                <text:p>12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">
                <text:p>12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">
                <text:p>12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">
                <text:p>12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">
                <text:p>12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">
                <text:p>12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">
                <text:p>12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">
                <text:p>13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">
                <text:p>13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">
                <text:p>13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">
                <text:p>13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">
                <text:p>13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">
                <text:p>13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">
                <text:p>13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">
                <text:p>13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">
                <text:p>13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">
                <text:p>13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">
                <text:p>13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">
                <text:p>13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">
                <text:p>13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">
                <text:p>14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">
                <text:p>14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">
                <text:p>14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">
                <text:p>14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">
                <text:p>14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">
                <text:p>14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">
                <text:p>14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">
                <text:p>14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">
                <text:p>14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">
                <text:p>14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">
                <text:p>14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">
                <text:p>14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">
                <text:p>14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">
                <text:p>14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">
                <text:p>14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">
                <text:p>15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">
                <text:p>15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">
                <text:p>15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">
                <text:p>15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">
                <text:p>15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">
                <text:p>15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">
                <text:p>15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">
                <text:p>15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">
                <text:p>15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">
                <text:p>15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">
                <text:p>15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">
                <text:p>15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">
                <text:p>15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">
                <text:p>15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">
                <text:p>15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">
                <text:p>15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">
                <text:p>16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">
                <text:p>16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">
                <text:p>16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">
                <text:p>16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">
                <text:p>16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">
                <text:p>16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">
                <text:p>16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">
                <text:p>16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">
                <text:p>16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">
                <text:p>16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">
                <text:p>16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">
                <text:p>16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">
                <text:p>16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">
                <text:p>16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">
                <text:p>16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">
                <text:p>16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">
                <text:p>16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">
                <text:p>16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">
                <text:p>17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">
                <text:p>17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">
                <text:p>17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">
                <text:p>17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">
                <text:p>17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">
                <text:p>17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">
                <text:p>17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">
                <text:p>17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">
                <text:p>17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">
                <text:p>17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">
                <text:p>17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">
                <text:p>17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">
                <text:p>17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">
                <text:p>17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">
                <text:p>17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">
                <text:p>17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">
                <text:p>18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">
                <text:p>18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">
                <text:p>18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">
                <text:p>18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">
                <text:p>18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">
                <text:p>18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">
                <text:p>18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">
                <text:p>18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">
                <text:p>18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">
                <text:p>18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">
                <text:p>18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">
                <text:p>18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">
                <text:p>18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">
                <text:p>18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">
                <text:p>18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">
                <text:p>18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">
                <text:p>18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">
                <text:p>18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">
                <text:p>18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">
                <text:p>19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">
                <text:p>19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">
                <text:p>19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">
                <text:p>19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">
                <text:p>19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">
                <text:p>19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">
                <text:p>19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">
                <text:p>19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">
                <text:p>19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">
                <text:p>19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">
                <text:p>19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">
                <text:p>19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">
                <text:p>19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">
                <text:p>19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">
                <text:p>19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">
                <text:p>19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">
                <text:p>19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">
                <text:p>19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">
                <text:p>19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">
                <text:p>20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">
                <text:p>20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">
                <text:p>20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">
                <text:p>20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">
                <text:p>20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">
                <text:p>20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">
                <text:p>20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">
                <text:p>20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">
                <text:p>20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">
                <text:p>20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">
                <text:p>20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">
                <text:p>20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">
                <text:p>20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">
                <text:p>20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">
                <text:p>20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">
                <text:p>20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">
                <text:p>20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">
                <text:p>20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">
                <text:p>20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">
                <text:p>21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">
                <text:p>21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">
                <text:p>21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">
                <text:p>21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">
                <text:p>21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">
                <text:p>21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">
                <text:p>21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">
                <text:p>21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">
                <text:p>21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">
                <text:p>21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">
                <text:p>21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">
                <text:p>21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">
                <text:p>21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">
                <text:p>21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">
                <text:p>21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">
                <text:p>21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">
                <text:p>21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">
                <text:p>21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1">
                <text:p>21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">
                <text:p>21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">
                <text:p>22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">
                <text:p>22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">
                <text:p>22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">
                <text:p>22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">
                <text:p>22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">
                <text:p>22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">
                <text:p>22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">
                <text:p>22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">
                <text:p>22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">
                <text:p>22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">
                <text:p>22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2">
                <text:p>22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">
                <text:p>22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">
                <text:p>22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">
                <text:p>22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">
                <text:p>22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">
                <text:p>22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">
                <text:p>22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">
                <text:p>22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">
                <text:p>22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">
                <text:p>23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">
                <text:p>23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">
                <text:p>23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">
                <text:p>23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">
                <text:p>23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">
                <text:p>23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">
                <text:p>23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">
                <text:p>23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">
                <text:p>23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">
                <text:p>23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">
                <text:p>23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">
                <text:p>23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">
                <text:p>23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">
                <text:p>23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">
                <text:p>23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">
                <text:p>23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">
                <text:p>23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">
                <text:p>23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">
                <text:p>23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">
                <text:p>24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">
                <text:p>24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">
                <text:p>24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">
                <text:p>24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">
                <text:p>24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">
                <text:p>24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">
                <text:p>24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">
                <text:p>24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">
                <text:p>24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">
                <text:p>24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">
                <text:p>24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">
                <text:p>24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">
                <text:p>24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">
                <text:p>24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">
                <text:p>24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">
                <text:p>24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">
                <text:p>24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">
                <text:p>24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">
                <text:p>24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">
                <text:p>24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  <table:table-cell office:value-type="float" office:value="-2500">
                <text:p>-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">
                <text:p>25</text:p>
              </table:table-cell>
              <table:table-cell office:value-type="float" office:value="-2400">
                <text:p>-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">
                <text:p>25</text:p>
              </table:table-cell>
              <table:table-cell office:value-type="float" office:value="-2300">
                <text:p>-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5">
                <text:p>25</text:p>
              </table:table-cell>
              <table:table-cell office:value-type="float" office:value="-2200">
                <text:p>-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">
                <text:p>25</text:p>
              </table:table-cell>
              <table:table-cell office:value-type="float" office:value="-2100">
                <text:p>-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">
                <text:p>25</text:p>
              </table:table-cell>
              <table:table-cell office:value-type="float" office:value="-2000">
                <text:p>-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">
                <text:p>25</text:p>
              </table:table-cell>
              <table:table-cell office:value-type="float" office:value="-1900">
                <text:p>-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">
                <text:p>25</text:p>
              </table:table-cell>
              <table:table-cell office:value-type="float" office:value="-1800">
                <text:p>-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">
                <text:p>25</text:p>
              </table:table-cell>
              <table:table-cell office:value-type="float" office:value="-1700">
                <text:p>-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">
                <text:p>25</text:p>
              </table:table-cell>
              <table:table-cell office:value-type="float" office:value="-1600">
                <text:p>-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">
                <text:p>25</text:p>
              </table:table-cell>
              <table:table-cell office:value-type="float" office:value="-1500">
                <text:p>-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">
                <text:p>25</text:p>
              </table:table-cell>
              <table:table-cell office:value-type="float" office:value="-1400">
                <text:p>-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">
                <text:p>25</text:p>
              </table:table-cell>
              <table:table-cell office:value-type="float" office:value="-1300">
                <text:p>-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">
                <text:p>25</text:p>
              </table:table-cell>
              <table:table-cell office:value-type="float" office:value="-1200">
                <text:p>-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">
                <text:p>25</text:p>
              </table:table-cell>
              <table:table-cell office:value-type="float" office:value="-1100">
                <text:p>-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  <table:table-cell office:value-type="float" office:value="-1000">
                <text:p>-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">
                <text:p>25</text:p>
              </table:table-cell>
              <table:table-cell office:value-type="float" office:value="-900">
                <text:p>-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">
                <text:p>25</text:p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">
                <text:p>25</text:p>
              </table:table-cell>
              <table:table-cell office:value-type="float" office:value="-700">
                <text:p>-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">
                <text:p>25</text:p>
              </table:table-cell>
              <table:table-cell office:value-type="float" office:value="-600">
                <text:p>-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">
                <text:p>25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